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6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fo:letter-spacing="normal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style:font-name="quote-cjk-patch" fo:font-size="12pt" fo:font-style="normal" fo:font-weight="normal"/>
    </style:style>
    <style:style style:name="T5" style:family="text">
      <style:text-properties style:font-name="Menlo" fo:font-size="9.75pt" fo:font-style="normal" fo:font-weight="normal"/>
    </style:style>
    <style:style style:name="T6" style:family="text">
      <style:text-properties fo:color="#b76b01" loext:opacity="100%"/>
    </style:style>
    <style:style style:name="T7" style:family="text">
      <style:text-properties fo:color="#a0a1a7" loext:opacity="100%" fo:font-style="italic"/>
    </style:style>
    <style:style style:name="T8" style:family="text">
      <style:text-properties fo:color="#50a14f" loext:opacity="100%"/>
    </style:style>
    <style:style style:name="T9" style:family="text">
      <style:text-properties fo:color="#4078f2" loext:opacity="100%"/>
    </style:style>
    <style:style style:name="T10" style:family="text">
      <style:text-properties fo:color="#e45649" loext:opacity="100%"/>
    </style:style>
    <style:style style:name="T11" style:family="text">
      <style:text-properties fo:color="#383a42" loext:opacity="100%"/>
    </style:style>
    <style:style style:name="T12" style:family="text">
      <style:text-properties fo:color="#a626a4" loext:opacity="100%"/>
    </style:style>
    <style:style style:name="T13" style:family="text">
      <style:text-properties fo:color="#a0a1a7" loext:opacity="100%" style:font-name="Menlo" fo:font-size="9.75pt" fo:font-style="italic" fo:font-weight="normal"/>
    </style:style>
    <style:style style:name="T14" style:family="text">
      <style:text-properties fo:color="#b76b01" loext:opacity="100%" style:font-name="Menlo" fo:font-size="9.75pt" fo:font-style="normal" fo:font-weight="normal"/>
    </style:style>
    <style:style style:name="T15" style:family="text">
      <style:text-properties fo:color="#4078f2" loext:opacity="100%" style:font-name="Menlo" fo:font-size="9.75pt" fo:font-style="normal" fo:font-weight="normal"/>
    </style:style>
    <style:style style:name="T16" style:family="text">
      <style:text-properties fo:color="#383a42" loext:opacity="100%" style:font-name="Menlo" fo:font-size="9.75pt" fo:font-style="normal" fo:font-weight="normal"/>
    </style:style>
    <style:style style:name="T17" style:family="text">
      <style:text-properties fo:color="#50a14f" loext:opacity="100%" style:font-name="Menlo" fo:font-size="9.75pt" fo:font-style="normal" fo:font-weight="normal"/>
    </style:style>
    <style:style style:name="T18" style:family="text">
      <style:text-properties fo:color="#a626a4" loext:opacity="100%" style:font-name="Menlo" fo:font-size="9.75pt" fo:font-style="normal" fo:font-weight="normal"/>
    </style:style>
    <style:style style:name="T19" style:family="text">
      <style:text-properties fo:color="#e45649" loext:opacity="100%" style:font-name="Menlo" fo:font-size="9.75pt" fo:font-style="normal" fo:font-weight="normal"/>
    </style:style>
    <style:style style:name="T20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e Laravel 12: Campus Educatiu</text:h>
      <text:h text:style-name="P2" text:outline-level="2"><text:span text:style-name="T1">🏫 </text:span><text:span text:style-name="Strong_20_Emphasis"><text:span text:style-name="T2">Visió General del Projecte</text:span></text:span></text:h>
      <text:h text:style-name="P3" text:outline-level="3"><text:span text:style-name="Strong_20_Emphasis"><text:span text:style-name="T3">Descripció</text:span></text:span></text:h>
      <text:p text:style-name="P4">Sistema de gestió educatiu per a centres formatius que permet la gestió de temporades acadèmiques, cursos, professors, estudiants i matrícules amb un dashboard multi-rol.</text:p>
      <text:h text:style-name="P3" text:outline-level="3"><text:span text:style-name="Strong_20_Emphasis"><text:span text:style-name="T3">Característiques Principals</text:span></text:span></text:h>
      <text:list text:style-name="L1">
        <text:list-item>
          <text:p text:style-name="P5">✅ <text:span text:style-name="T4">Dashboard multi-rol (Admin, Teacher, Student, Manager, Editor)</text:span></text:p>
        </text:list-item>
        <text:list-item>
          <text:p text:style-name="P5">✅ <text:span text:style-name="T4">Gestió completa de temporades acadèmiques</text:span></text:p>
        </text:list-item>
        <text:list-item>
          <text:p text:style-name="P5">✅ <text:span text:style-name="T4">CRUD de cursos amb assignació de professors</text:span></text:p>
        </text:list-item>
        <text:list-item>
          <text:p text:style-name="P5">✅ <text:span text:style-name="T4">Sistema de matrícules amb múltiples estats</text:span></text:p>
        </text:list-item>
        <text:list-item>
          <text:p text:style-name="P5">✅ <text:span text:style-name="T4">Panell específic per a professors amb vista d'estudiants</text:span></text:p>
        </text:list-item>
        <text:list-item>
          <text:p text:style-name="P5">✅ <text:span text:style-name="T4">Internacionalització (Català/Castellà)</text:span></text:p>
        </text:list-item>
        <text:list-item>
          <text:p text:style-name="P5">✅ <text:span text:style-name="T4">Disseny responsiu amb Tailwind CSS</text:span></text:p>
        </text:list-item>
      </text:list>
      <text:h text:style-name="P2" text:outline-level="2"><text:span text:style-name="T1">🏗️ </text:span><text:span text:style-name="Strong_20_Emphasis"><text:span text:style-name="T2">Arquitectura del Sistema</text:span></text:span></text:h>
      <text:h text:style-name="P3" text:outline-level="3"><text:span text:style-name="Strong_20_Emphasis"><text:span text:style-name="T3">Estructura de Directoris</text:span></text:span></text:h>
      <text:p text:style-name="P6">text</text:p>
      <text:p text:style-name="P7">app/</text:p>
      <text:p text:style-name="P8">├── <text:span text:style-name="T5">Console/</text:span></text:p>
      <text:p text:style-name="P8">├── <text:span text:style-name="T5">Exceptions/</text:span></text:p>
      <text:p text:style-name="P8">├── <text:span text:style-name="T5">Http/</text:span></text:p>
      <text:p text:style-name="P8">│ <text:s text:c="2"/>├── <text:span text:style-name="T5">Controllers/</text:span></text:p>
      <text:p text:style-name="P8">│ <text:s text:c="2"/>│ <text:s text:c="2"/>├── <text:span text:style-name="T5">Admin/ <text:s text:c="10"/># Controladors d'administració</text:span></text:p>
      <text:p text:style-name="P8">│ <text:s text:c="2"/>│ <text:s text:c="2"/>├── <text:span text:style-name="T5">Campus/ <text:s text:c="9"/># Controladors del campus</text:span></text:p>
      <text:p text:style-name="P8">│ <text:s text:c="2"/>│ <text:s text:c="2"/>└── <text:span text:style-name="T5">DashboardController.php</text:span></text:p>
      <text:p text:style-name="P8">│ <text:s text:c="2"/>├── <text:span text:style-name="T5">Middleware/</text:span></text:p>
      <text:p text:style-name="P8">├── <text:span text:style-name="T5">Models/ <text:s text:c="17"/># Models Eloquent</text:span></text:p>
      <text:p text:style-name="P8">├── <text:span text:style-name="T5">Providers/</text:span></text:p>
      <text:p text:style-name="P8"><text:soft-page-break/>├── <text:span text:style-name="T5">Services/ <text:s text:c="14"/># Lògica de negoci</text:span></text:p>
      <text:p text:style-name="P8">│ <text:s text:c="2"/>└── <text:span text:style-name="T5">Dashboard/ <text:s text:c="9"/># Serveis de dades per dashboard</text:span></text:p>
      <text:p text:style-name="P8">└── <text:span text:style-name="T5">Rules/ <text:s text:c="17"/># Regles de validació</text:span></text:p>
      <text:h text:style-name="P3" text:outline-level="3"><text:span text:style-name="Strong_20_Emphasis"><text:span text:style-name="T3">Models Principals</text:span></text:span></text:h>
      <text:p text:style-name="P6">php</text:p>
      <text:p text:style-name="P7"><text:span text:style-name="T6">1.</text:span> CampusSeason <text:s text:c="8"/><text:span text:style-name="T7"># Temporades acadèmiques</text:span></text:p>
      <text:p text:style-name="P7"><text:span text:style-name="T6">2.</text:span> CampusCategory <text:s text:c="6"/><text:span text:style-name="T7"># Categories de cursos</text:span></text:p>
      <text:p text:style-name="P7"><text:span text:style-name="T6">3.</text:span> CampusCourse <text:s text:c="8"/><text:span text:style-name="T7"># Cursos</text:span></text:p>
      <text:p text:style-name="P7"><text:span text:style-name="T6">4.</text:span> CampusTeacher <text:s text:c="7"/><text:span text:style-name="T7"># Professors</text:span></text:p>
      <text:p text:style-name="P7"><text:span text:style-name="T6">5.</text:span> CampusStudent <text:s text:c="7"/><text:span text:style-name="T7"># Estudiants</text:span></text:p>
      <text:p text:style-name="P7"><text:span text:style-name="T6">6.</text:span> CampusRegistration <text:s text:c="2"/><text:span text:style-name="T7"># Matrícules</text:span></text:p>
      <text:p text:style-name="P7"><text:span text:style-name="T6">7.</text:span> CampusCourseTeacher <text:s/><text:span text:style-name="T7"># Relació cursos-professors (pivot)</text:span></text:p>
      <text:h text:style-name="P2" text:outline-level="2"><text:span text:style-name="T1">🔐 </text:span><text:span text:style-name="Strong_20_Emphasis"><text:span text:style-name="T2">Sistema d'Autenticació i Rols</text:span></text:span></text:h>
      <text:h text:style-name="P3" text:outline-level="3"><text:span text:style-name="Strong_20_Emphasis"><text:span text:style-name="T3">Configuració de Rols (Spatie Laravel-Permission)</text:span></text:span></text:h>
      <text:p text:style-name="P6">php</text:p>
      <text:p text:style-name="P9">// Rols definits</text:p>
      <text:p text:style-name="P7"><text:span text:style-name="T8">'admin'</text:span> <text:s text:c="4"/><text:span text:style-name="T9">-&gt;</text:span> <text:span text:style-name="T10">Acc</text:span>és complet al sistema</text:p>
      <text:p text:style-name="P7"><text:span text:style-name="T8">'teacher'</text:span> <text:s text:c="2"/><text:span text:style-name="T9">-&gt;</text:span> <text:span text:style-name="T10">Gesti</text:span>ó dels seus cursos i estudiants</text:p>
      <text:p text:style-name="P7"><text:span text:style-name="T8">'student'</text:span> <text:s text:c="2"/><text:span text:style-name="T9">-&gt;</text:span> <text:span text:style-name="T10">Visualitzaci</text:span>ó dels seus cursos</text:p>
      <text:p text:style-name="P7"><text:span text:style-name="T8">'manager'</text:span> <text:s text:c="2"/><text:span text:style-name="T9">-&gt;</text:span> <text:span text:style-name="T10">Supervisi</text:span>ó i informes del campus</text:p>
      <text:p text:style-name="P7"><text:span text:style-name="T8">'editor'</text:span> <text:s text:c="3"/><text:span text:style-name="T9">-&gt;</text:span> <text:span text:style-name="T10">Gesti</text:span>ó de contingut i materials</text:p>
      <text:h text:style-name="P3" text:outline-level="3"><text:span text:style-name="Strong_20_Emphasis"><text:span text:style-name="T3">Middleware d'Autorització</text:span></text:span></text:h>
      <text:p text:style-name="P6">php</text:p>
      <text:p text:style-name="P7"><text:span text:style-name="T6">Route</text:span><text:span text:style-name="T9">::middleware</text:span><text:span text:style-name="T11">([</text:span><text:span text:style-name="T8">'auth'</text:span><text:span text:style-name="T11">,</text:span> <text:span text:style-name="T8">'role:teacher'</text:span><text:span text:style-name="T11">]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3">// Rutes exclusives per professors</text:span></text:p>
      <text:p text:style-name="P7"><text:span text:style-name="T11">});</text:span></text:p>
      <text:h text:style-name="P2" text:outline-level="2"><text:soft-page-break/><text:span text:style-name="T1">🗺️ </text:span><text:span text:style-name="Strong_20_Emphasis"><text:span text:style-name="T2">Mapa de Rutes Completes</text:span></text:span></text:h>
      <text:h text:style-name="P3" text:outline-level="3"><text:span text:style-name="Strong_20_Emphasis"><text:span text:style-name="T3">Rutes Principals del Campus</text:span></text:span></text:h>
      <text:p text:style-name="P6">php</text:p>
      <text:p text:style-name="P9">// Dashboard principal (redirecció per rol)</text:p>
      <text:p text:style-name="P7"><text:span text:style-name="T6">Route</text:span><text:span text:style-name="T9">::get</text:span><text:span text:style-name="T11">(</text:span><text:span text:style-name="T8">'/dashboard'</text:span><text:span text:style-name="T11">,</text:span> <text:span text:style-name="T11">[</text:span><text:span text:style-name="T6">DashboardController</text:span><text:span text:style-name="T9">::</text:span><text:span text:style-name="T12">class</text:span><text:span text:style-name="T11">,</text:span> <text:span text:style-name="T8">'index'</text:span><text:span text:style-name="T11">])</text:span><text:span text:style-name="T9">-&gt;name</text:span><text:span text:style-name="T11">(</text:span><text:span text:style-name="T8">'dashboard'</text:span><text:span text:style-name="T11">);</text:span></text:p>
      <text:p text:style-name="P11"/>
      <text:p text:style-name="P9">// Rutes del Campus (prefix: /campus)</text:p>
      <text:p text:style-name="P7"><text:span text:style-name="T6">Route</text:span><text:span text:style-name="T9">::prefix</text:span><text:span text:style-name="T11">(</text:span><text:span text:style-name="T8">'campus'</text:span><text:span text:style-name="T11">)</text:span><text:span text:style-name="T9">-&gt;name</text:span><text:span text:style-name="T11">(</text:span><text:span text:style-name="T8">'campus.'</text:span><text:span text:style-name="T11">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3">// CRUD Categories</text:span></text:p>
      <text:p text:style-name="P10"><text:s text:c="4"/><text:span text:style-name="T14">Route</text:span><text:span text:style-name="T15">::resource</text:span><text:span text:style-name="T16">(</text:span><text:span text:style-name="T17">'categories'</text:span><text:span text:style-name="T16">,</text:span><text:span text:style-name="T5"> </text:span><text:span text:style-name="T14">Category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CRUD Seasons</text:span></text:p>
      <text:p text:style-name="P10"><text:s text:c="4"/><text:span text:style-name="T14">Route</text:span><text:span text:style-name="T15">::resource</text:span><text:span text:style-name="T16">(</text:span><text:span text:style-name="T17">'seasons'</text:span><text:span text:style-name="T16">,</text:span><text:span text:style-name="T5"> </text:span><text:span text:style-name="T14">Season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CRUD Courses</text:span></text:p>
      <text:p text:style-name="P10"><text:s text:c="4"/><text:span text:style-name="T14">Route</text:span><text:span text:style-name="T15">::resource</text:span><text:span text:style-name="T16">(</text:span><text:span text:style-name="T17">'courses'</text:span><text:span text:style-name="T16">,</text:span><text:span text:style-name="T5"> </text:span><text:span text:style-name="T14">Course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Gestió de professors als cursos</text:span></text:p>
      <text:p text:style-name="P10"><text:s text:c="4"/><text:span text:style-name="T14">Route</text:span><text:span text:style-name="T15">::get</text:span><text:span text:style-name="T16">(</text:span><text:span text:style-name="T17">'courses/{course}/teachers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index'</text:span><text:span text:style-name="T16">]);</text:span></text:p>
      <text:p text:style-name="P10"><text:s text:c="4"/><text:span text:style-name="T14">Route</text:span><text:span text:style-name="T15">::post</text:span><text:span text:style-name="T16">(</text:span><text:span text:style-name="T17">'courses/{course}/teachers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store'</text:span><text:span text:style-name="T16">]);</text:span></text:p>
      <text:p text:style-name="P10"><text:s text:c="4"/><text:span text:style-name="T14">Route</text:span><text:span text:style-name="T15">::delete</text:span><text:span text:style-name="T16">(</text:span><text:span text:style-name="T17">'courses/{course}/teachers/{teacher}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destroy'</text:span><text:span text:style-name="T16">]);</text:span></text:p>
      <text:p text:style-name="P8"><text:s text:c="4"/></text:p>
      <text:p text:style-name="P10"><text:s text:c="4"/><text:span text:style-name="T13">// Matrícules dels cursos</text:span></text:p>
      <text:p text:style-name="P10"><text:s text:c="4"/><text:span text:style-name="T14">Route</text:span><text:span text:style-name="T15">::get</text:span><text:span text:style-name="T16">(</text:span><text:span text:style-name="T17">'courses/{course}/registrations'</text:span><text:span text:style-name="T16">,</text:span><text:span text:style-name="T5"> </text:span><text:span text:style-name="T16">[</text:span><text:span text:style-name="T14">CourseRegistrationController</text:span><text:span text:style-name="T15">::</text:span><text:span text:style-name="T18">class</text:span><text:span text:style-name="T16">,</text:span><text:span text:style-name="T5"> </text:span><text:span text:style-name="T17">'index'</text:span><text:span text:style-name="T16">]);</text:span></text:p>
      <text:p text:style-name="P7"><text:span text:style-name="T11">});</text:span></text:p>
      <text:h text:style-name="P3" text:outline-level="3"><text:span text:style-name="Strong_20_Emphasis"><text:span text:style-name="T3">Rutes Específiques per Professors</text:span></text:span></text:h>
      <text:p text:style-name="P6">php</text:p>
      <text:p text:style-name="P7"><text:span text:style-name="T6">Route</text:span><text:span text:style-name="T9">::prefix</text:span><text:span text:style-name="T11">(</text:span><text:span text:style-name="T8">'campus/teacher'</text:span><text:span text:style-name="T11">)</text:span><text:span text:style-name="T9">-&gt;name</text:span><text:span text:style-name="T11">(</text:span><text:span text:style-name="T8">'campus.teacher.'</text:span><text:span text:style-name="T11">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4">Route</text:span><text:span text:style-name="T15">::get</text:span><text:span text:style-name="T16">(</text:span><text:span text:style-name="T17">'/courses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courses'</text:span><text:span text:style-name="T16">])</text:span><text:span text:style-name="T15">-&gt;name</text:span><text:span text:style-name="T16">(</text:span><text:span text:style-name="T17">'courses.index'</text:span><text:span text:style-name="T16">);</text:span></text:p>
      <text:p text:style-name="P10"><text:s text:c="4"/><text:span text:style-name="T14">Route</text:span><text:span text:style-name="T15">::get</text:span><text:span text:style-name="T16">(</text:span><text:span text:style-name="T17">'/courses/{course}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showCourse'</text:span><text:span text:style-name="T16">])</text:span><text:span text:style-name="T15">-&gt;name</text:span><text:span text:style-name="T16">(</text:span><text:span text:style-name="T17">'courses.show'</text:span><text:span text:style-name="T16">);</text:span></text:p>
      <text:p text:style-name="P10"><text:s text:c="4"/><text:span text:style-name="T14">Route</text:span><text:span text:style-name="T15">::get</text:span><text:span text:style-name="T16">(</text:span><text:span text:style-name="T17">'/courses/{course}/students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students'</text:span><text:span text:style-name="T16">])</text:span><text:span text:style-name="T15">-&gt;name</text:span><text:span text:style-name="T16">(</text:span><text:span text:style-name="T17">'courses.students'</text:span><text:span text:style-name="T16">);</text:span></text:p>
      <text:p text:style-name="P7"><text:span text:style-name="T11">});</text:span></text:p>
      <text:h text:style-name="P2" text:outline-level="2"><text:soft-page-break/><text:span text:style-name="T1">📊 </text:span><text:span text:style-name="Strong_20_Emphasis"><text:span text:style-name="T2">Base de Dades - Esquema</text:span></text:span></text:h>
      <text:h text:style-name="P3" text:outline-level="3"><text:span text:style-name="Strong_20_Emphasis"><text:span text:style-name="T3">Taules Principals</text:span></text:span></text:h>
      <text:p text:style-name="P6">sql</text:p>
      <text:p text:style-name="P9">-- Temporades acadèmiques</text:p>
      <text:p text:style-name="P7"><text:span text:style-name="T12">CREATE</text:span> <text:span text:style-name="T12">TABLE</text:span> campus_season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nam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academic_year </text:span><text:span text:style-name="T18">VARCHAR</text:span><text:span text:style-name="T16">(</text:span><text:span text:style-name="T14">9</text:span><text:span text:style-name="T16">),</text:span></text:p>
      <text:p text:style-name="P10"><text:s text:c="4"/><text:span text:style-name="T5">season_start </text:span><text:span text:style-name="T18">DATE</text:span><text:span text:style-name="T16">,</text:span></text:p>
      <text:p text:style-name="P10"><text:s text:c="4"/><text:span text:style-name="T5">season_end </text:span><text:span text:style-name="T18">DATE</text:span><text:span text:style-name="T16">,</text:span></text:p>
      <text:p text:style-name="P10"><text:s text:c="4"/><text:span text:style-name="T5">registration_start </text:span><text:span text:style-name="T18">DATE</text:span><text:span text:style-name="T16">,</text:span></text:p>
      <text:p text:style-name="P10"><text:s text:c="4"/><text:span text:style-name="T5">registration_end </text:span><text:span text:style-name="T18">DATE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current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5">created_at </text:span><text:span text:style-name="T18">TIMESTAMP</text:span><text:span text:style-name="T5"> </text:span><text:span text:style-name="T14">NULL</text:span><text:span text:style-name="T16">,</text:span></text:p>
      <text:p text:style-name="P10"><text:s text:c="4"/><text:span text:style-name="T5">updated_at </text:span><text:span text:style-name="T18">TIMESTAMP</text:span><text:span text:style-name="T5"> </text:span><text:span text:style-name="T14">NULL</text:span></text:p>
      <text:p text:style-name="P7"><text:span text:style-name="T11">);</text:span></text:p>
      <text:p text:style-name="P11"/>
      <text:p text:style-name="P9">-- Categories de cursos</text:p>
      <text:p text:style-name="P7"><text:span text:style-name="T12">CREATE</text:span> <text:span text:style-name="T12">TABLE</text:span> campus_categorie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nam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description </text:span><text:span text:style-name="T18">TEXT</text:span><text:span text:style-name="T16">,</text:span></text:p>
      <text:p text:style-name="P10"><text:s text:c="4"/><text:span text:style-name="T5">color </text:span><text:span text:style-name="T18">VARCHAR</text:span><text:span text:style-name="T16">(</text:span><text:span text:style-name="T14">7</text:span><text:span text:style-name="T16">),</text:span></text:p>
      <text:p text:style-name="P10"><text:s text:c="4"/><text:span text:style-name="T5">icon </text:span><text:span text:style-name="T18">VARCHAR</text:span><text:span text:style-name="T16">(</text:span><text:span text:style-name="T14">50</text:span><text:span text:style-name="T16">),</text:span></text:p>
      <text:p text:style-name="P10"><text:s text:c="4"/><text:span text:style-name="T18">order</text:span><text:span text:style-name="T5"> </text:span><text:span text:style-name="T18">INT</text:span><text:span text:style-name="T5"> </text:span><text:span text:style-name="T18">DEFAULT</text:span><text:span text:style-name="T5"> </text:span><text:span text:style-name="T14">0</text:span><text:span text:style-name="T16">,</text:span></text:p>
      <text:p text:style-name="P10"><text:s text:c="4"/><text:span text:style-name="T5">parent_id </text:span><text:span text:style-name="T18">BIGINT</text:span><text:span text:style-name="T5"> </text:span><text:span text:style-name="T18">UNSIGNED</text:span><text:span text:style-name="T5"> </text:span><text:span text:style-name="T14">NULL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featured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parent_id</text:span><text:span text:style-name="T16">)</text:span><text:span text:style-name="T5"> </text:span><text:span text:style-name="T18">REFERENCES</text:span><text:span text:style-name="T5"> campus_categorie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SET</text:span><text:span text:style-name="T5"> </text:span><text:span text:style-name="T14">NULL</text:span></text:p>
      <text:p text:style-name="P7"><text:span text:style-name="T11">);</text:span></text:p>
      <text:p text:style-name="P11"/>
      <text:p text:style-name="P9">-- Cursos</text:p>
      <text:p text:style-name="P7"><text:span text:style-name="T12">CREATE</text:span> <text:span text:style-name="T12">TABLE</text:span> campus_course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season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category_id </text:span><text:span text:style-name="T18">BIGINT</text:span><text:span text:style-name="T5"> </text:span><text:span text:style-name="T18">UNSIGNED</text:span><text:span text:style-name="T5"> </text:span><text:span text:style-name="T14">NULL</text:span><text:span text:style-name="T16">,</text:span></text:p>
      <text:p text:style-name="P10"><text:s text:c="4"/><text:span text:style-name="T5">code </text:span><text:span text:style-name="T18">VARCHAR</text:span><text:span text:style-name="T16">(</text:span><text:span text:style-name="T14">50</text:span><text:span text:style-name="T16">)</text:span><text:span text:style-name="T5"> </text:span><text:span text:style-name="T18">UNIQUE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oft-page-break/><text:s text:c="4"/><text:span text:style-name="T5">titl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description </text:span><text:span text:style-name="T18">TEXT</text:span><text:span text:style-name="T16">,</text:span></text:p>
      <text:p text:style-name="P10"><text:s text:c="4"/><text:span text:style-name="T5">credits </text:span><text:span text:style-name="T18">INT</text:span><text:span text:style-name="T16">,</text:span></text:p>
      <text:p text:style-name="P10"><text:s text:c="4"/><text:span text:style-name="T5">hours </text:span><text:span text:style-name="T18">INT</text:span><text:span text:style-name="T16">,</text:span></text:p>
      <text:p text:style-name="P10"><text:s text:c="4"/><text:span text:style-name="T5">max_students </text:span><text:span text:style-name="T18">INT</text:span><text:span text:style-name="T16">,</text:span></text:p>
      <text:p text:style-name="P10"><text:s text:c="4"/><text:span text:style-name="T5">price </text:span><text:span text:style-name="T18">DECIMAL</text:span><text:span text:style-name="T16">(</text:span><text:span text:style-name="T14">10</text:span><text:span text:style-name="T16">,</text:span><text:span text:style-name="T14">2</text:span><text:span text:style-name="T16">),</text:span></text:p>
      <text:p text:style-name="P10"><text:s text:c="4"/><text:span text:style-name="T18">level</text:span><text:span text:style-name="T5"> </text:span><text:span text:style-name="T18">ENUM</text:span><text:span text:style-name="T16">(</text:span><text:span text:style-name="T17">'beginner'</text:span><text:span text:style-name="T16">,</text:span><text:span text:style-name="T5"> </text:span><text:span text:style-name="T17">'intermediate'</text:span><text:span text:style-name="T16">,</text:span><text:span text:style-name="T5"> </text:span><text:span text:style-name="T17">'advanced'</text:span><text:span text:style-name="T16">,</text:span><text:span text:style-name="T5"> </text:span><text:span text:style-name="T17">'expert'</text:span><text:span text:style-name="T16">),</text:span></text:p>
      <text:p text:style-name="P10"><text:s text:c="4"/><text:span text:style-name="T5">schedule JSON</text:span><text:span text:style-name="T16">,</text:span><text:span text:style-name="T5"> <text:s/></text:span><text:span text:style-name="T13">-- Horari en format JSON</text:span></text:p>
      <text:p text:style-name="P10"><text:s text:c="4"/><text:span text:style-name="T5">start_date </text:span><text:span text:style-name="T18">DATE</text:span><text:span text:style-name="T16">,</text:span></text:p>
      <text:p text:style-name="P10"><text:s text:c="4"/><text:span text:style-name="T5">end_date </text:span><text:span text:style-name="T18">DATE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public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season_id</text:span><text:span text:style-name="T16">)</text:span><text:span text:style-name="T5"> </text:span><text:span text:style-name="T18">REFERENCES</text:span><text:span text:style-name="T5"> campus_seasons</text:span><text:span text:style-name="T16">(</text:span><text:span text:style-name="T5">id</text:span><text:span text:style-name="T16">)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category_id</text:span><text:span text:style-name="T16">)</text:span><text:span text:style-name="T5"> </text:span><text:span text:style-name="T18">REFERENCES</text:span><text:span text:style-name="T5"> campus_categories</text:span><text:span text:style-name="T16">(</text:span><text:span text:style-name="T5">id</text:span><text:span text:style-name="T16">)</text:span></text:p>
      <text:p text:style-name="P7"><text:span text:style-name="T11">);</text:span></text:p>
      <text:p text:style-name="P11"/>
      <text:p text:style-name="P9">-- Relació Cursos-Professors (taula pivot)</text:p>
      <text:p text:style-name="P7"><text:span text:style-name="T12">CREATE</text:span> <text:span text:style-name="T12">TABLE</text:span> campus_course_teacher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course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teacher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role </text:span><text:span text:style-name="T18">ENUM</text:span><text:span text:style-name="T16">(</text:span><text:span text:style-name="T17">'main'</text:span><text:span text:style-name="T16">,</text:span><text:span text:style-name="T5"> </text:span><text:span text:style-name="T17">'assistant'</text:span><text:span text:style-name="T16">,</text:span><text:span text:style-name="T5"> </text:span><text:span text:style-name="T17">'support'</text:span><text:span text:style-name="T16">)</text:span><text:span text:style-name="T5"> </text:span><text:span text:style-name="T18">DEFAULT</text:span><text:span text:style-name="T5"> </text:span><text:span text:style-name="T17">'assistant'</text:span><text:span text:style-name="T16">,</text:span></text:p>
      <text:p text:style-name="P10"><text:s text:c="4"/><text:span text:style-name="T5">hours_assigned </text:span><text:span text:style-name="T18">DECIMAL</text:span><text:span text:style-name="T16">(</text:span><text:span text:style-name="T14">5</text:span><text:span text:style-name="T16">,</text:span><text:span text:style-name="T14">2</text:span><text:span text:style-name="T16">)</text:span><text:span text:style-name="T5"> </text:span><text:span text:style-name="T18">DEFAULT</text:span><text:span text:style-name="T5"> </text:span><text:span text:style-name="T14">0</text:span><text:span text:style-name="T16">,</text:span></text:p>
      <text:p text:style-name="P10"><text:s text:c="4"/><text:span text:style-name="T5">assigned_at </text:span><text:span text:style-name="T18">TIMESTAMP</text:span><text:span text:style-name="T5"> </text:span><text:span text:style-name="T14">NULL</text:span><text:span text:style-name="T16">,</text:span></text:p>
      <text:p text:style-name="P10"><text:s text:c="4"/><text:span text:style-name="T5">finished_at </text:span><text:span text:style-name="T18">DATE</text:span><text:span text:style-name="T5"> </text:span><text:span text:style-name="T14">NULL</text:span><text:span text:style-name="T16">,</text:span></text:p>
      <text:p text:style-name="P10"><text:s text:c="4"/><text:span text:style-name="T18">UNIQUE</text:span><text:span text:style-name="T5"> </text:span><text:span text:style-name="T18">KEY</text:span><text:span text:style-name="T5"> unique_course_teacher </text:span><text:span text:style-name="T16">(</text:span><text:span text:style-name="T5">course_id</text:span><text:span text:style-name="T16">,</text:span><text:span text:style-name="T5"> teacher_id</text:span><text:span text:style-name="T16">)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course_id</text:span><text:span text:style-name="T16">)</text:span><text:span text:style-name="T5"> </text:span><text:span text:style-name="T18">REFERENCES</text:span><text:span text:style-name="T5"> campus_course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CASCAD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teacher_id</text:span><text:span text:style-name="T16">)</text:span><text:span text:style-name="T5"> </text:span><text:span text:style-name="T18">REFERENCES</text:span><text:span text:style-name="T5"> campus_teacher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CASCADE</text:span></text:p>
      <text:p text:style-name="P7"><text:span text:style-name="T11">);</text:span></text:p>
      <text:h text:style-name="P2" text:outline-level="2"><text:span text:style-name="T1">🎨 </text:span><text:span text:style-name="Strong_20_Emphasis"><text:span text:style-name="T2">Sistema de Vistes i Components</text:span></text:span></text:h>
      <text:h text:style-name="P3" text:outline-level="3"><text:span text:style-name="Strong_20_Emphasis"><text:span text:style-name="T3">Layout Principal del Campus</text:span></text:span></text:h>
      <text:p text:style-name="P6">blade</text:p>
      <text:p text:style-name="P7">{{-- resources/views/campus/shared/layout.blade.php --}}</text:p>
      <text:p text:style-name="P12">&lt;x-app-layout&gt;</text:p>
      <text:p text:style-name="P8"><text:s text:c="4"/><text:span text:style-name="T5">&lt;x-slot name="header"&gt;</text:span></text:p>
      <text:p text:style-name="P8"><text:s text:c="8"/><text:span text:style-name="T5">{{-- Header personalitzat amb breadcrumbs --}}</text:span></text:p>
      <text:p text:style-name="P8"><text:s text:c="4"/><text:span text:style-name="T5">&lt;/x-slot&gt;</text:span></text:p>
      <text:p text:style-name="P8"><text:soft-page-break/><text:s text:c="4"/></text:p>
      <text:p text:style-name="P8"><text:s text:c="4"/><text:span text:style-name="T5">&lt;div class="py-6"&gt;</text:span></text:p>
      <text:p text:style-name="P8"><text:s text:c="8"/><text:span text:style-name="T5">&lt;div class="max-w-7xl mx-auto sm:px-6 lg:px-8"&gt;</text:span></text:p>
      <text:p text:style-name="P8"><text:s text:c="12"/><text:span text:style-name="T5">@yield('breadcrumbs')</text:span></text:p>
      <text:p text:style-name="P8"><text:s text:c="12"/></text:p>
      <text:p text:style-name="P8"><text:s text:c="12"/><text:span text:style-name="T5">{{-- Alertes --}}</text:span></text:p>
      <text:p text:style-name="P8"><text:s text:c="12"/><text:span text:style-name="T5">@if(session('success'))</text:span></text:p>
      <text:p text:style-name="P8"><text:s text:c="16"/><text:span text:style-name="T5">&lt;div class="mb-6 p-4 bg-green-100 border border-green-300 text-green-700 rounded-lg"&gt;</text:span></text:p>
      <text:p text:style-name="P8"><text:s text:c="20"/><text:span text:style-name="T5">{{ session('success') }}</text:span></text:p>
      <text:p text:style-name="P8"><text:s text:c="16"/><text:span text:style-name="T5">&lt;/div&gt;</text:span></text:p>
      <text:p text:style-name="P8"><text:s text:c="12"/><text:span text:style-name="T5">@endif</text:span></text:p>
      <text:p text:style-name="P8"><text:s text:c="12"/></text:p>
      <text:p text:style-name="P8"><text:s text:c="12"/><text:span text:style-name="T5">{{-- Contingut --}}</text:span></text:p>
      <text:p text:style-name="P8"><text:s text:c="12"/><text:span text:style-name="T5">&lt;div class="bg-white overflow-hidden shadow-sm sm:rounded-lg"&gt;</text:span></text:p>
      <text:p text:style-name="P8"><text:s text:c="16"/><text:span text:style-name="T5">&lt;div class="p-6 text-gray-900"&gt;</text:span></text:p>
      <text:p text:style-name="P8"><text:s text:c="20"/><text:span text:style-name="T5">@yield('content')</text:span></text:p>
      <text:p text:style-name="P8"><text:s text:c="16"/><text:span text:style-name="T5">&lt;/div&gt;</text:span></text:p>
      <text:p text:style-name="P8"><text:s text:c="12"/><text:span text:style-name="T5">&lt;/div&gt;</text:span></text:p>
      <text:p text:style-name="P8"><text:s text:c="8"/><text:span text:style-name="T5">&lt;/div&gt;</text:span></text:p>
      <text:p text:style-name="P8"><text:s text:c="4"/><text:span text:style-name="T5">&lt;/div&gt;</text:span></text:p>
      <text:p text:style-name="P12">&lt;/x-app-layout&gt;</text:p>
      <text:h text:style-name="P3" text:outline-level="3"><text:span text:style-name="Strong_20_Emphasis"><text:span text:style-name="T3">Components Reutilitzables</text:span></text:span></text:h>
      <text:p text:style-name="P6">blade</text:p>
      <text:p text:style-name="P7">{{-- resources/views/components/dashboard/teacher.blade.php --}}</text:p>
      <text:p text:style-name="P12">@props(['teacher', 'season', 'teacherCourses', 'stats'])</text:p>
      <text:p text:style-name="P11"/>
      <text:p text:style-name="P12">&lt;div class="space-y-6"&gt;</text:p>
      <text:p text:style-name="P8"><text:s text:c="4"/><text:span text:style-name="T5">{{-- Estadístiques --}}</text:span></text:p>
      <text:p text:style-name="P8"><text:s text:c="4"/><text:span text:style-name="T5">&lt;div class="grid grid-cols-2 md:grid-cols-4 gap-4"&gt;</text:span></text:p>
      <text:p text:style-name="P8"><text:s text:c="8"/><text:span text:style-name="T5">&lt;div class="bg-white p-4 rounded shadow text-center"&gt;</text:span></text:p>
      <text:p text:style-name="P8"><text:s text:c="12"/><text:span text:style-name="T5">&lt;div class="text-2xl font-bold"&gt;{{ $stats['total_courses'] }}&lt;/div&gt;</text:span></text:p>
      <text:p text:style-name="P8"><text:s text:c="12"/><text:span text:style-name="T5">&lt;div class="text-xs text-gray-500"&gt;@lang('campus.total_courses_teacher')&lt;/div&gt;</text:span></text:p>
      <text:p text:style-name="P8"><text:s text:c="8"/><text:span text:style-name="T5">&lt;/div&gt;</text:span></text:p>
      <text:p text:style-name="P8"><text:s text:c="8"/><text:span text:style-name="T5">{{-- ... més estadístiques --}}</text:span></text:p>
      <text:p text:style-name="P8"><text:s text:c="4"/><text:span text:style-name="T5">&lt;/div&gt;</text:span></text:p>
      <text:p text:style-name="P8"><text:s text:c="4"/></text:p>
      <text:p text:style-name="P8"><text:s text:c="4"/><text:span text:style-name="T5">{{-- Llistat de cursos --}}</text:span></text:p>
      <text:p text:style-name="P8"><text:s text:c="4"/><text:span text:style-name="T5">&lt;div class="bg-white p-6 rounded shadow"&gt;</text:span></text:p>
      <text:p text:style-name="P8"><text:s text:c="8"/><text:span text:style-name="T5">&lt;h2 class="font-semibold mb-4"&gt;@lang('campus.my_courses')&lt;/h2&gt;</text:span></text:p>
      <text:p text:style-name="P8"><text:soft-page-break/><text:s text:c="8"/><text:span text:style-name="T5">{{-- ... contingut cursos --}}</text:span></text:p>
      <text:p text:style-name="P8"><text:s text:c="4"/><text:span text:style-name="T5">&lt;/div&gt;</text:span></text:p>
      <text:p text:style-name="P12">&lt;/div&gt;</text:p>
      <text:h text:style-name="P2" text:outline-level="2"><text:span text:style-name="T1">🔧 </text:span><text:span text:style-name="Strong_20_Emphasis"><text:span text:style-name="T2">Serveis i Lògica de Negoci</text:span></text:span></text:h>
      <text:h text:style-name="P3" text:outline-level="3"><text:span text:style-name="Strong_20_Emphasis"><text:span text:style-name="T3">TeacherDashboardData Service</text:span></text:span></text:h>
      <text:p text:style-name="P6">php</text:p>
      <text:p text:style-name="P13">&lt;?php</text:p>
      <text:p text:style-name="P11"/>
      <text:p text:style-name="P7"><text:span text:style-name="T12">namespace</text:span> App<text:span text:style-name="T11">\</text:span>Services<text:span text:style-name="T11">\</text:span>Dashboard<text:span text:style-name="T11">;</text:span></text:p>
      <text:p text:style-name="P11"/>
      <text:p text:style-name="P7"><text:span text:style-name="T12">use</text:span> App<text:span text:style-name="T11">\</text:span>Models<text:span text:style-name="T11">\</text:span>CampusCourse<text:span text:style-name="T11">;</text:span></text:p>
      <text:p text:style-name="P7"><text:span text:style-name="T12">use</text:span> App<text:span text:style-name="T11">\</text:span>Models<text:span text:style-name="T11">\</text:span>CampusSeason<text:span text:style-name="T11">;</text:span></text:p>
      <text:p text:style-name="P7"><text:span text:style-name="T12">use</text:span> App<text:span text:style-name="T11">\</text:span>Models<text:span text:style-name="T11">\</text:span>CampusTeacher<text:span text:style-name="T11">;</text:span></text:p>
      <text:p text:style-name="P7"><text:span text:style-name="T12">use</text:span> App<text:span text:style-name="T11">\</text:span>Models<text:span text:style-name="T11">\</text:span>CampusRegistration<text:span text:style-name="T11">;</text:span></text:p>
      <text:p text:style-name="P7"><text:span text:style-name="T12">use</text:span> Carbon<text:span text:style-name="T11">\</text:span>Carbon<text:span text:style-name="T11">;</text:span></text:p>
      <text:p text:style-name="P11"/>
      <text:p text:style-name="P7"><text:span text:style-name="T12">class</text:span> <text:span text:style-name="T6">TeacherDashboardData</text:span></text:p>
      <text:p text:style-name="P14">{</text:p>
      <text:p text:style-name="P10"><text:s text:c="4"/><text:span text:style-name="T18">public</text:span><text:span text:style-name="T5"> </text:span><text:span text:style-name="T18">function</text:span><text:span text:style-name="T5"> </text:span><text:span text:style-name="T15">build</text:span><text:span text:style-name="T16">(</text:span><text:span text:style-name="T15">$user</text:span><text:span text:style-name="T16">):</text:span><text:span text:style-name="T5"> </text:span><text:span text:style-name="T18">array</text:span></text:p>
      <text:p text:style-name="P10"><text:s text:c="4"/><text:span text:style-name="T16">{</text:span></text:p>
      <text:p text:style-name="P10"><text:s text:c="8"/><text:span text:style-name="T13">// 1. Verificar rol de professor</text:span></text:p>
      <text:p text:style-name="P10"><text:s text:c="8"/><text:span text:style-name="T18">if</text:span><text:span text:style-name="T5"> </text:span><text:span text:style-name="T16">(</text:span><text:span text:style-name="T15">!$user-&gt;hasRole</text:span><text:span text:style-name="T16">(</text:span><text:span text:style-name="T17">'teacher'</text:span><text:span text:style-name="T16">))</text:span><text:span text:style-name="T5"> </text:span><text:span text:style-name="T16">{</text:span></text:p>
      <text:p text:style-name="P10"><text:s text:c="12"/><text:span text:style-name="T18">return</text:span><text:span text:style-name="T5"> </text:span><text:span text:style-name="T16">[</text:span><text:span text:style-name="T17">'error'</text:span><text:span text:style-name="T5"> </text:span><text:span text:style-name="T15">=&gt;</text:span><text:span text:style-name="T5"> </text:span><text:span text:style-name="T17">'User does not have teacher role'</text:span><text:span text:style-name="T16">];</text:span></text:p>
      <text:p text:style-name="P10"><text:s text:c="8"/><text:span text:style-name="T16">}</text:span></text:p>
      <text:p text:style-name="P8"><text:s text:c="8"/></text:p>
      <text:p text:style-name="P10"><text:s text:c="8"/><text:span text:style-name="T13">// 2. Obtenir perfil del professor</text:span></text:p>
      <text:p text:style-name="P10"><text:s text:c="8"/><text:span text:style-name="T15">$teacher</text:span><text:span text:style-name="T5"> </text:span><text:span text:style-name="T15">=</text:span><text:span text:style-name="T5"> </text:span><text:span text:style-name="T14">CampusTeacher</text:span><text:span text:style-name="T15">::where</text:span><text:span text:style-name="T16">(</text:span><text:span text:style-name="T17">'user_id'</text:span><text:span text:style-name="T16">,</text:span><text:span text:style-name="T5"> </text:span><text:span text:style-name="T15">$user-&gt;</text:span><text:span text:style-name="T19">id</text:span><text:span text:style-name="T16">)</text:span><text:span text:style-name="T15">-&gt;first</text:span><text:span text:style-name="T16">();</text:span></text:p>
      <text:p text:style-name="P8"><text:s text:c="8"/></text:p>
      <text:p text:style-name="P10"><text:s text:c="8"/><text:span text:style-name="T13">// 3. Obtenir temporada actual</text:span></text:p>
      <text:p text:style-name="P10"><text:s text:c="8"/><text:span text:style-name="T15">$currentSeason</text:span><text:span text:style-name="T5"> </text:span><text:span text:style-name="T15">=</text:span><text:span text:style-name="T5"> </text:span><text:span text:style-name="T14">CampusSeason</text:span><text:span text:style-name="T15">::where</text:span><text:span text:style-name="T16">(</text:span><text:span text:style-name="T17">'is_current'</text:span><text:span text:style-name="T16">,</text:span><text:span text:style-name="T5"> </text:span><text:span text:style-name="T14">true</text:span><text:span text:style-name="T16">)</text:span><text:span text:style-name="T15">-&gt;first</text:span><text:span text:style-name="T16">();</text:span></text:p>
      <text:p text:style-name="P8"><text:s text:c="8"/></text:p>
      <text:p text:style-name="P10"><text:s text:c="8"/><text:span text:style-name="T13">// 4. Obtenir cursos del professor</text:span></text:p>
      <text:p text:style-name="P10"><text:s text:c="8"/><text:span text:style-name="T15">$coursesQuery</text:span><text:span text:style-name="T5"> </text:span><text:span text:style-name="T15">=</text:span><text:span text:style-name="T5"> </text:span><text:span text:style-name="T15">$teacher-&gt;courses</text:span><text:span text:style-name="T16">()</text:span></text:p>
      <text:p text:style-name="P10"><text:s text:c="12"/><text:span text:style-name="T15">-&gt;with</text:span><text:span text:style-name="T16">([</text:span><text:span text:style-name="T17">'season'</text:span><text:span text:style-name="T16">,</text:span><text:span text:style-name="T5"> </text:span><text:span text:style-name="T17">'category'</text:span><text:span text:style-name="T16">])</text:span></text:p>
      <text:p text:style-name="P10"><text:s text:c="12"/><text:span text:style-name="T15">-&gt;withCount</text:span><text:span text:style-name="T16">([</text:span></text:p>
      <text:p text:style-name="P10"><text:s text:c="16"/><text:span text:style-name="T17">'registrations as confirmed_students_count'</text:span><text:span text:style-name="T5"> </text:span><text:span text:style-name="T15">=&gt;</text:span><text:span text:style-name="T5"> </text:span><text:span text:style-name="T18">function</text:span><text:span text:style-name="T5"> </text:span><text:span text:style-name="T16">(</text:span><text:span text:style-name="T15">$q</text:span><text:span text:style-name="T16">)</text:span><text:span text:style-name="T5"> </text:span><text:span text:style-name="T16">{</text:span></text:p>
      <text:p text:style-name="P10"><text:s text:c="20"/><text:span text:style-name="T15">$q-&gt;whereIn</text:span><text:span text:style-name="T16">(</text:span><text:span text:style-name="T17">'status'</text:span><text:span text:style-name="T16">,</text:span><text:span text:style-name="T5"> </text:span><text:span text:style-name="T16">[</text:span><text:span text:style-name="T17">'confirmed'</text:span><text:span text:style-name="T16">,</text:span><text:span text:style-name="T5"> </text:span><text:span text:style-name="T17">'completed'</text:span><text:span text:style-name="T16">]);</text:span></text:p>
      <text:p text:style-name="P10"><text:s text:c="16"/><text:span text:style-name="T16">}</text:span></text:p>
      <text:p text:style-name="P10"><text:soft-page-break/><text:s text:c="12"/><text:span text:style-name="T16">]);</text:span></text:p>
      <text:p text:style-name="P8"><text:s text:c="8"/></text:p>
      <text:p text:style-name="P10"><text:s text:c="8"/><text:span text:style-name="T18">if</text:span><text:span text:style-name="T5"> </text:span><text:span text:style-name="T16">(</text:span><text:span text:style-name="T15">$currentSeason</text:span><text:span text:style-name="T16">)</text:span><text:span text:style-name="T5"> </text:span><text:span text:style-name="T16">{</text:span></text:p>
      <text:p text:style-name="P10"><text:s text:c="12"/><text:span text:style-name="T15">$coursesQuery-&gt;where</text:span><text:span text:style-name="T16">(</text:span><text:span text:style-name="T17">'season_id'</text:span><text:span text:style-name="T16">,</text:span><text:span text:style-name="T5"> </text:span><text:span text:style-name="T15">$currentSeason-&gt;</text:span><text:span text:style-name="T19">id</text:span><text:span text:style-name="T16">);</text:span></text:p>
      <text:p text:style-name="P10"><text:s text:c="8"/><text:span text:style-name="T16">}</text:span></text:p>
      <text:p text:style-name="P8"><text:s text:c="8"/></text:p>
      <text:p text:style-name="P10"><text:s text:c="8"/><text:span text:style-name="T15">$teacherCourses</text:span><text:span text:style-name="T5"> </text:span><text:span text:style-name="T15">=</text:span><text:span text:style-name="T5"> </text:span><text:span text:style-name="T15">$coursesQuery-&gt;get</text:span><text:span text:style-name="T16">();</text:span></text:p>
      <text:p text:style-name="P8"><text:s text:c="8"/></text:p>
      <text:p text:style-name="P10"><text:s text:c="8"/><text:span text:style-name="T13">// 5. Calcular estadístiques</text:span></text:p>
      <text:p text:style-name="P10"><text:s text:c="8"/><text:span text:style-name="T15">$stats</text:span><text:span text:style-name="T5"> </text:span><text:span text:style-name="T15">=</text:span><text:span text:style-name="T5"> </text:span><text:span text:style-name="T15">$this-&gt;calculateStats</text:span><text:span text:style-name="T16">(</text:span><text:span text:style-name="T15">$teacherCourses</text:span><text:span text:style-name="T16">);</text:span></text:p>
      <text:p text:style-name="P8"><text:s text:c="8"/></text:p>
      <text:p text:style-name="P10"><text:s text:c="8"/><text:span text:style-name="T18">return</text:span><text:span text:style-name="T5"> </text:span><text:span text:style-name="T16">[</text:span></text:p>
      <text:p text:style-name="P10"><text:s text:c="12"/><text:span text:style-name="T17">'teacher'</text:span><text:span text:style-name="T5"> </text:span><text:span text:style-name="T15">=&gt;</text:span><text:span text:style-name="T5"> </text:span><text:span text:style-name="T15">$teacher</text:span><text:span text:style-name="T16">,</text:span></text:p>
      <text:p text:style-name="P10"><text:s text:c="12"/><text:span text:style-name="T17">'season'</text:span><text:span text:style-name="T5"> </text:span><text:span text:style-name="T15">=&gt;</text:span><text:span text:style-name="T5"> </text:span><text:span text:style-name="T15">$currentSeason</text:span><text:span text:style-name="T16">,</text:span></text:p>
      <text:p text:style-name="P10"><text:s text:c="12"/><text:span text:style-name="T17">'teacherCourses'</text:span><text:span text:style-name="T5"> </text:span><text:span text:style-name="T15">=&gt;</text:span><text:span text:style-name="T5"> </text:span><text:span text:style-name="T15">$teacherCourses</text:span><text:span text:style-name="T16">,</text:span></text:p>
      <text:p text:style-name="P10"><text:s text:c="12"/><text:span text:style-name="T17">'stats'</text:span><text:span text:style-name="T5"> </text:span><text:span text:style-name="T15">=&gt;</text:span><text:span text:style-name="T5"> </text:span><text:span text:style-name="T15">$stats</text:span><text:span text:style-name="T16">,</text:span></text:p>
      <text:p text:style-name="P10"><text:s text:c="8"/><text:span text:style-name="T16">];</text:span></text:p>
      <text:p text:style-name="P10"><text:s text:c="4"/><text:span text:style-name="T16">}</text:span></text:p>
      <text:p text:style-name="P8"><text:s text:c="4"/></text:p>
      <text:p text:style-name="P10"><text:s text:c="4"/><text:span text:style-name="T18">private</text:span><text:span text:style-name="T5"> </text:span><text:span text:style-name="T18">function</text:span><text:span text:style-name="T5"> </text:span><text:span text:style-name="T15">calculateStats</text:span><text:span text:style-name="T16">(</text:span><text:span text:style-name="T15">$courses</text:span><text:span text:style-name="T16">):</text:span><text:span text:style-name="T5"> </text:span><text:span text:style-name="T18">array</text:span></text:p>
      <text:p text:style-name="P10"><text:s text:c="4"/><text:span text:style-name="T16">{</text:span></text:p>
      <text:p text:style-name="P10"><text:s text:c="8"/><text:span text:style-name="T15">$totalStudents</text:span><text:span text:style-name="T5"> </text:span><text:span text:style-name="T15">=</text:span><text:span text:style-name="T5"> </text:span><text:span text:style-name="T15">$courses-&gt;sum</text:span><text:span text:style-name="T16">(</text:span><text:span text:style-name="T17">'confirmed_students_count'</text:span><text:span text:style-name="T16">);</text:span></text:p>
      <text:p text:style-name="P8"><text:s text:c="8"/></text:p>
      <text:p text:style-name="P10"><text:s text:c="8"/><text:span text:style-name="T18">return</text:span><text:span text:style-name="T5"> </text:span><text:span text:style-name="T16">[</text:span></text:p>
      <text:p text:style-name="P10"><text:s text:c="12"/><text:span text:style-name="T17">'total_courses'</text:span><text:span text:style-name="T5"> </text:span><text:span text:style-name="T15">=&gt;</text:span><text:span text:style-name="T5"> </text:span><text:span text:style-name="T15">$courses-&gt;count</text:span><text:span text:style-name="T16">(),</text:span></text:p>
      <text:p text:style-name="P10"><text:s text:c="12"/><text:span text:style-name="T17">'total_students'</text:span><text:span text:style-name="T5"> </text:span><text:span text:style-name="T15">=&gt;</text:span><text:span text:style-name="T5"> </text:span><text:span text:style-name="T15">$totalStudents</text:span><text:span text:style-name="T16">,</text:span></text:p>
      <text:p text:style-name="P10"><text:s text:c="12"/><text:span text:style-name="T17">'today_classes'</text:span><text:span text:style-name="T5"> </text:span><text:span text:style-name="T15">=&gt;</text:span><text:span text:style-name="T5"> </text:span><text:span text:style-name="T15">$this-&gt;countTodayClasses</text:span><text:span text:style-name="T16">(</text:span><text:span text:style-name="T15">$courses</text:span><text:span text:style-name="T16">),</text:span></text:p>
      <text:p text:style-name="P10"><text:s text:c="12"/><text:span text:style-name="T17">'upcoming_registrations'</text:span><text:span text:style-name="T5"> </text:span><text:span text:style-name="T15">=&gt;</text:span><text:span text:style-name="T5"> </text:span><text:span text:style-name="T15">$this-&gt;countPendingRegistrations</text:span><text:span text:style-name="T16">(</text:span><text:span text:style-name="T15">$courses</text:span><text:span text:style-name="T16">),</text:span></text:p>
      <text:p text:style-name="P10"><text:s text:c="8"/><text:span text:style-name="T16">];</text:span></text:p>
      <text:p text:style-name="P10"><text:s text:c="4"/><text:span text:style-name="T16">}</text:span></text:p>
      <text:p text:style-name="P14">}</text:p>
      <text:h text:style-name="P2" text:outline-level="2"><text:span text:style-name="T1">🌍 </text:span><text:span text:style-name="Strong_20_Emphasis"><text:span text:style-name="T2">Sistema d'Internacionalització (i18n)</text:span></text:span></text:h>
      <text:h text:style-name="P3" text:outline-level="3"><text:span text:style-name="Strong_20_Emphasis"><text:span text:style-name="T3">Arxiu de Traduccions (Català)</text:span></text:span></text:h>
      <text:p text:style-name="P6">php:lang/ca/campus.php</text:p>
      <text:p text:style-name="P7">&lt;?php</text:p>
      <text:p text:style-name="P11"/>
      <text:p text:style-name="P12">return [</text:p>
      <text:p text:style-name="P8"><text:s text:c="4"/><text:span text:style-name="T5">// Seasons</text:span></text:p>
      <text:p text:style-name="P8"><text:soft-page-break/><text:s text:c="4"/><text:span text:style-name="T5">'season' =&gt; 'Temporada',</text:span></text:p>
      <text:p text:style-name="P8"><text:s text:c="4"/><text:span text:style-name="T5">'seasons' =&gt; 'Temporades',</text:span></text:p>
      <text:p text:style-name="P8"><text:s text:c="4"/><text:span text:style-name="T5">'new_season' =&gt; 'Nova Temporada',</text:span></text:p>
      <text:p text:style-name="P8"><text:s text:c="4"/></text:p>
      <text:p text:style-name="P8"><text:s text:c="4"/><text:span text:style-name="T5">// Courses</text:span></text:p>
      <text:p text:style-name="P8"><text:s text:c="4"/><text:span text:style-name="T5">'course' =&gt; 'Curs',</text:span></text:p>
      <text:p text:style-name="P8"><text:s text:c="4"/><text:span text:style-name="T5">'courses' =&gt; 'Cursos',</text:span></text:p>
      <text:p text:style-name="P8"><text:s text:c="4"/><text:span text:style-name="T5">'new_course' =&gt; 'Nou Curs',</text:span></text:p>
      <text:p text:style-name="P8"><text:s text:c="4"/></text:p>
      <text:p text:style-name="P8"><text:s text:c="4"/><text:span text:style-name="T5">// Professors</text:span></text:p>
      <text:p text:style-name="P8"><text:s text:c="4"/><text:span text:style-name="T5">'teacher' =&gt; 'Professor',</text:span></text:p>
      <text:p text:style-name="P8"><text:s text:c="4"/><text:span text:style-name="T5">'teachers' =&gt; 'Professors',</text:span></text:p>
      <text:p text:style-name="P8"><text:s text:c="4"/><text:span text:style-name="T5">'teacher_role' =&gt; [</text:span></text:p>
      <text:p text:style-name="P8"><text:s text:c="8"/><text:span text:style-name="T5">'main' =&gt; 'Professor principal',</text:span></text:p>
      <text:p text:style-name="P8"><text:s text:c="8"/><text:span text:style-name="T5">'assistant' =&gt; 'Professor ajudant',</text:span></text:p>
      <text:p text:style-name="P8"><text:s text:c="8"/><text:span text:style-name="T5">'support' =&gt; 'Professor de suport',</text:span></text:p>
      <text:p text:style-name="P8"><text:s text:c="4"/><text:span text:style-name="T5">],</text:span></text:p>
      <text:p text:style-name="P8"><text:s text:c="4"/></text:p>
      <text:p text:style-name="P8"><text:s text:c="4"/><text:span text:style-name="T5">// Estudiants</text:span></text:p>
      <text:p text:style-name="P8"><text:s text:c="4"/><text:span text:style-name="T5">'student' =&gt; 'Estudiant',</text:span></text:p>
      <text:p text:style-name="P8"><text:s text:c="4"/><text:span text:style-name="T5">'students' =&gt; 'Estudiants',</text:span></text:p>
      <text:p text:style-name="P8"><text:s text:c="4"/></text:p>
      <text:p text:style-name="P8"><text:s text:c="4"/><text:span text:style-name="T5">// Matrícules</text:span></text:p>
      <text:p text:style-name="P8"><text:s text:c="4"/><text:span text:style-name="T5">'registration' =&gt; 'Matrícula',</text:span></text:p>
      <text:p text:style-name="P8"><text:s text:c="4"/><text:span text:style-name="T5">'registrations' =&gt; 'Matrícules',</text:span></text:p>
      <text:p text:style-name="P8"><text:s text:c="4"/><text:span text:style-name="T5">'registration_status_confirmed' =&gt; 'Confirmada',</text:span></text:p>
      <text:p text:style-name="P8"><text:s text:c="4"/><text:span text:style-name="T5">'registration_status_completed' =&gt; 'Completada',</text:span></text:p>
      <text:p text:style-name="P8"><text:s text:c="4"/></text:p>
      <text:p text:style-name="P8"><text:s text:c="4"/><text:span text:style-name="T5">// Dashboard</text:span></text:p>
      <text:p text:style-name="P8"><text:s text:c="4"/><text:span text:style-name="T5">'my_courses' =&gt; 'Els meus cursos',</text:span></text:p>
      <text:p text:style-name="P8"><text:s text:c="4"/><text:span text:style-name="T5">'enrolled_students' =&gt; 'Estudiants matriculats',</text:span></text:p>
      <text:p text:style-name="P8"><text:s text:c="4"/><text:span text:style-name="T5">'view_students' =&gt; 'Veure alumnes',</text:span></text:p>
      <text:p text:style-name="P12">];</text:p>
      <text:h text:style-name="P2" text:outline-level="2"><text:span text:style-name="T1">⚙️ </text:span><text:span text:style-name="Strong_20_Emphasis"><text:span text:style-name="T2">Configuració del Projecte</text:span></text:span></text:h>
      <text:h text:style-name="P3" text:outline-level="3"><text:span text:style-name="Strong_20_Emphasis"><text:span text:style-name="T3">Arxiu .env Recomanat</text:span></text:span></text:h>
      <text:p text:style-name="P6">env</text:p>
      <text:p text:style-name="P7">APP_NAME="Campus Educatiu"</text:p>
      <text:p text:style-name="P12">APP_ENV=production</text:p>
      <text:p text:style-name="P12"><text:soft-page-break/>APP_KEY=</text:p>
      <text:p text:style-name="P12">APP_DEBUG=false</text:p>
      <text:p text:style-name="P12">APP_URL=http://localhost</text:p>
      <text:p text:style-name="P12">APP_LOCALE=ca</text:p>
      <text:p text:style-name="P12">APP_FALLBACK_LOCALE=es</text:p>
      <text:p text:style-name="P12">APP_TIMEZONE=Europe/Madrid</text:p>
      <text:p text:style-name="P11"/>
      <text:p text:style-name="P12">DB_CONNECTION=mysql</text:p>
      <text:p text:style-name="P12">DB_HOST=127.0.0.1</text:p>
      <text:p text:style-name="P12">DB_PORT=3306</text:p>
      <text:p text:style-name="P12">DB_DATABASE=campus_db</text:p>
      <text:p text:style-name="P12">DB_USERNAME=root</text:p>
      <text:p text:style-name="P12">DB_PASSWORD=</text:p>
      <text:p text:style-name="P11"/>
      <text:p text:style-name="P12">CACHE_DRIVER=file</text:p>
      <text:p text:style-name="P12">SESSION_DRIVER=file</text:p>
      <text:p text:style-name="P12">SESSION_LIFETIME=120</text:p>
      <text:p text:style-name="P11"/>
      <text:p text:style-name="P12">QUEUE_CONNECTION=sync</text:p>
      <text:p text:style-name="P11"/>
      <text:p text:style-name="P12">MAIL_MAILER=smtp</text:p>
      <text:p text:style-name="P12">MAIL_HOST=smtp.mailtrap.io</text:p>
      <text:p text:style-name="P12">MAIL_PORT=2525</text:p>
      <text:p text:style-name="P12">MAIL_USERNAME=null</text:p>
      <text:p text:style-name="P12">MAIL_PASSWORD=null</text:p>
      <text:p text:style-name="P12">MAIL_ENCRYPTION=null</text:p>
      <text:p text:style-name="P12">MAIL_FROM_ADDRESS="noreply@campus.edu"</text:p>
      <text:p text:style-name="P12">MAIL_FROM_NAME="Campus Educatiu"</text:p>
      <text:h text:style-name="P2" text:outline-level="2"><text:span text:style-name="T1">🚀 </text:span><text:span text:style-name="Strong_20_Emphasis"><text:span text:style-name="T2">Procediment de Desplegament</text:span></text:span></text:h>
      <text:h text:style-name="P3" text:outline-level="3"><text:span text:style-name="Strong_20_Emphasis"><text:span text:style-name="T3">Passos d'Instal·lació</text:span></text:span></text:h>
      <text:p text:style-name="P6">bash</text:p>
      <text:p text:style-name="P9"># 1. Clonar repositori</text:p>
      <text:p text:style-name="P7"><text:span text:style-name="T9">git</text:span> clone https://github.com/tuorg/campus-educatiu.git</text:p>
      <text:p text:style-name="P7"><text:span text:style-name="T8">cd</text:span> campus-educatiu</text:p>
      <text:p text:style-name="P11"/>
      <text:p text:style-name="P9"># 2. Instal·lar dependències</text:p>
      <text:p text:style-name="P7"><text:span text:style-name="T9">composer</text:span> <text:span text:style-name="T9">install</text:span></text:p>
      <text:p text:style-name="P7"><text:span text:style-name="T9">npm</text:span> <text:span text:style-name="T9">install</text:span> <text:span text:style-name="T9">&amp;&amp;</text:span> <text:span text:style-name="T9">npm</text:span> run build</text:p>
      <text:p text:style-name="P11"><text:soft-page-break/></text:p>
      <text:p text:style-name="P9"># 3. Configurar entorn</text:p>
      <text:p text:style-name="P7"><text:span text:style-name="T9">cp</text:span> .env.example .env</text:p>
      <text:p text:style-name="P12">php artisan key:generate</text:p>
      <text:p text:style-name="P11"/>
      <text:p text:style-name="P9"># 4. Configurar base de dades</text:p>
      <text:p text:style-name="P9"># Editar .env amb credencials DB</text:p>
      <text:p text:style-name="P11"/>
      <text:p text:style-name="P9"># 5. Executar migracions i seeds</text:p>
      <text:p text:style-name="P7">php artisan migrate <text:span text:style-name="T9">--seed</text:span></text:p>
      <text:p text:style-name="P11"/>
      <text:p text:style-name="P9"># 6. Configurar enllaç d'emmagatzematge</text:p>
      <text:p text:style-name="P12">php artisan storage:link</text:p>
      <text:p text:style-name="P11"/>
      <text:p text:style-name="P9"># 7. Generar cache</text:p>
      <text:p text:style-name="P12">php artisan config:cache</text:p>
      <text:p text:style-name="P12">php artisan route:cache</text:p>
      <text:p text:style-name="P12">php artisan view:cache</text:p>
      <text:h text:style-name="P3" text:outline-level="3"><text:span text:style-name="Strong_20_Emphasis"><text:span text:style-name="T3">Creació d'Usuari Administrador</text:span></text:span></text:h>
      <text:p text:style-name="P6">bash</text:p>
      <text:p text:style-name="P7">php artisan tinker</text:p>
      <text:p text:style-name="P11"/>
      <text:p text:style-name="P7"><text:span text:style-name="T9">&gt;&gt;&gt;</text:span> <text:span text:style-name="T9">$user</text:span> <text:span text:style-name="T9">=</text:span> <text:span text:style-name="T11">\</text:span>App<text:span text:style-name="T11">\</text:span>Models<text:span text:style-name="T11">\</text:span>User::create<text:span text:style-name="T11">([</text:span></text:p>
      <text:p text:style-name="P7"><text:span text:style-name="T11">..</text:span>. <text:s text:c="4"/><text:span text:style-name="T8">'name'</text:span> <text:span text:style-name="T9">=&gt;</text:span> <text:span text:style-name="T8">'Administrador'</text:span>,</text:p>
      <text:p text:style-name="P7"><text:span text:style-name="T11">..</text:span>. <text:s text:c="4"/><text:span text:style-name="T8">'email'</text:span> <text:span text:style-name="T9">=&gt;</text:span> <text:span text:style-name="T8">'admin@campus.edu'</text:span>,</text:p>
      <text:p text:style-name="P7"><text:span text:style-name="T11">..</text:span>. <text:s text:c="4"/><text:span text:style-name="T8">'password'</text:span> <text:span text:style-name="T9">=&gt;</text:span> bcrypt<text:span text:style-name="T11">(</text:span><text:span text:style-name="T8">'Password123!'</text:span><text:span text:style-name="T11">)</text:span>,</text:p>
      <text:p text:style-name="P7"><text:span text:style-name="T11">..</text:span>. <text:s text:c="4"/><text:span text:style-name="T8">'email_verified_at'</text:span> <text:span text:style-name="T9">=&gt;</text:span> now<text:span text:style-name="T11">()</text:span>,</text:p>
      <text:p text:style-name="P7"><text:span text:style-name="T11">..</text:span>. <text:span text:style-name="T11">]);</text:span></text:p>
      <text:p text:style-name="P7"><text:span text:style-name="T9">&gt;&gt;&gt;</text:span> <text:span text:style-name="T9">$user</text:span>-<text:span text:style-name="T9">&gt;</text:span>assignRole<text:span text:style-name="T11">(</text:span><text:span text:style-name="T8">'admin'</text:span><text:span text:style-name="T11">);</text:span></text:p>
      <text:h text:style-name="P2" text:outline-level="2"><text:span text:style-name="T1">🔍 </text:span><text:span text:style-name="Strong_20_Emphasis"><text:span text:style-name="T2">Proves i QA</text:span></text:span></text:h>
      <text:h text:style-name="P3" text:outline-level="3"><text:span text:style-name="Strong_20_Emphasis"><text:span text:style-name="T3">Testos Automatitzats</text:span></text:span></text:h>
      <text:p text:style-name="P6">php:tests/Feature/CampusTest.php</text:p>
      <text:p text:style-name="P7">&lt;?php</text:p>
      <text:p text:style-name="P11"/>
      <text:p text:style-name="P12">namespace Tests\Feature;</text:p>
      <text:p text:style-name="P11"><text:soft-page-break/></text:p>
      <text:p text:style-name="P12">use Tests\TestCase;</text:p>
      <text:p text:style-name="P12">use App\Models\User;</text:p>
      <text:p text:style-name="P12">use App\Models\CampusTeacher;</text:p>
      <text:p text:style-name="P12">use App\Models\CampusCourse;</text:p>
      <text:p text:style-name="P11"/>
      <text:p text:style-name="P12">class CampusTest extends TestCase</text:p>
      <text:p text:style-name="P12">{</text:p>
      <text:p text:style-name="P8"><text:s text:c="4"/><text:span text:style-name="T5">public function test_teacher_can_view_dashboard()</text:span></text:p>
      <text:p text:style-name="P8"><text:s text:c="4"/><text:span text:style-name="T5">{</text:span></text:p>
      <text:p text:style-name="P8"><text:s text:c="8"/><text:span text:style-name="T5">$user = User::factory()-&gt;create();</text:span></text:p>
      <text:p text:style-name="P8"><text:s text:c="8"/><text:span text:style-name="T5">$user-&gt;assignRole('teacher');</text:span></text:p>
      <text:p text:style-name="P8"><text:s text:c="8"/></text:p>
      <text:p text:style-name="P8"><text:s text:c="8"/><text:span text:style-name="T5">$teacher = CampusTeacher::factory()-&gt;create(['user_id' =&gt; $user-&gt;id]);</text:span></text:p>
      <text:p text:style-name="P8"><text:s text:c="8"/></text:p>
      <text:p text:style-name="P8"><text:s text:c="8"/><text:span text:style-name="T5">$response = $this-&gt;actingAs($user)-&gt;get('/dashboard');</text:span></text:p>
      <text:p text:style-name="P8"><text:s text:c="8"/></text:p>
      <text:p text:style-name="P8"><text:s text:c="8"/><text:span text:style-name="T5">$response-&gt;assertStatus(200);</text:span></text:p>
      <text:p text:style-name="P8"><text:s text:c="8"/><text:span text:style-name="T5">$response-&gt;assertSee('Els meus cursos');</text:span></text:p>
      <text:p text:style-name="P8"><text:s text:c="4"/><text:span text:style-name="T5">}</text:span></text:p>
      <text:p text:style-name="P8"><text:s text:c="4"/></text:p>
      <text:p text:style-name="P8"><text:s text:c="4"/><text:span text:style-name="T5">public function test_teacher_can_view_course_students()</text:span></text:p>
      <text:p text:style-name="P8"><text:s text:c="4"/><text:span text:style-name="T5">{</text:span></text:p>
      <text:p text:style-name="P8"><text:s text:c="8"/><text:span text:style-name="T5">$user = User::factory()-&gt;create();</text:span></text:p>
      <text:p text:style-name="P8"><text:s text:c="8"/><text:span text:style-name="T5">$user-&gt;assignRole('teacher');</text:span></text:p>
      <text:p text:style-name="P8"><text:s text:c="8"/></text:p>
      <text:p text:style-name="P8"><text:s text:c="8"/><text:span text:style-name="T5">$teacher = CampusTeacher::factory()-&gt;create(['user_id' =&gt; $user-&gt;id]);</text:span></text:p>
      <text:p text:style-name="P8"><text:s text:c="8"/><text:span text:style-name="T5">$course = CampusCourse::factory()-&gt;create();</text:span></text:p>
      <text:p text:style-name="P8"><text:s text:c="8"/></text:p>
      <text:p text:style-name="P8"><text:s text:c="8"/><text:span text:style-name="T5">// Assignar professor al curs</text:span></text:p>
      <text:p text:style-name="P8"><text:s text:c="8"/><text:span text:style-name="T5">$course-&gt;teachers()-&gt;attach($teacher-&gt;id, [</text:span></text:p>
      <text:p text:style-name="P8"><text:s text:c="12"/><text:span text:style-name="T5">'role' =&gt; 'main',</text:span></text:p>
      <text:p text:style-name="P8"><text:s text:c="12"/><text:span text:style-name="T5">'hours_assigned' =&gt; 30</text:span></text:p>
      <text:p text:style-name="P8"><text:s text:c="8"/><text:span text:style-name="T5">]);</text:span></text:p>
      <text:p text:style-name="P8"><text:s text:c="8"/></text:p>
      <text:p text:style-name="P8"><text:s text:c="8"/><text:span text:style-name="T5">$response = $this-&gt;actingAs($user)</text:span></text:p>
      <text:p text:style-name="P8"><text:s text:c="12"/><text:span text:style-name="T5">-&gt;get("/campus/teacher/courses/{$course-&gt;id}/students");</text:span></text:p>
      <text:p text:style-name="P8"><text:s text:c="8"/></text:p>
      <text:p text:style-name="P8"><text:s text:c="8"/><text:span text:style-name="T5">$response-&gt;assertStatus(200);</text:span></text:p>
      <text:p text:style-name="P8"><text:s text:c="4"/><text:span text:style-name="T5">}</text:span></text:p>
      <text:p text:style-name="P12">}</text:p>
      <text:h text:style-name="P3" text:outline-level="3"><text:soft-page-break/><text:span text:style-name="Strong_20_Emphasis"><text:span text:style-name="T3">Checklist de Qualitat</text:span></text:span></text:h>
      <text:p text:style-name="P6">markdown</text:p>
      <text:p text:style-name="P7"><text:span text:style-name="T11">-</text:span> [ ] Totes les rutes tenen middleware d'autenticació</text:p>
      <text:p text:style-name="P7"><text:span text:style-name="T11">-</text:span> [ ] Totes les vistes utilitzen traduccions</text:p>
      <text:p text:style-name="P7"><text:span text:style-name="T11">-</text:span> [ ] Formularis tenen validació adequada</text:p>
      <text:p text:style-name="P7"><text:span text:style-name="T11">-</text:span> [ ] Responsive design en totes les pàgines</text:p>
      <text:p text:style-name="P7"><text:span text:style-name="T11">-</text:span> [ ] Logs d'errors configurats correctament</text:p>
      <text:p text:style-name="P7"><text:span text:style-name="T11">-</text:span> [ ] Backup de base de dades automatitzat</text:p>
      <text:p text:style-name="P7"><text:span text:style-name="T11">-</text:span> [ ] Protecció contra CSRF</text:p>
      <text:p text:style-name="P7"><text:span text:style-name="T11">-</text:span> [ ] Rate limiting en APIs</text:p>
      <text:h text:style-name="P2" text:outline-level="2"><text:span text:style-name="T1">📈 </text:span><text:span text:style-name="Strong_20_Emphasis"><text:span text:style-name="T2">Gestió i Manteniment</text:span></text:span></text:h>
      <text:h text:style-name="P3" text:outline-level="3"><text:span text:style-name="Strong_20_Emphasis"><text:span text:style-name="T3">Comandes Artisan Útils</text:span></text:span></text:h>
      <text:p text:style-name="P6">bash</text:p>
      <text:p text:style-name="P9"># Crear nou curs des de consola</text:p>
      <text:p text:style-name="P7">php artisan make:campus:course <text:span text:style-name="T8">"Nom del Curs"</text:span> <text:span text:style-name="T9">--season=</text:span><text:span text:style-name="T6">1</text:span> <text:span text:style-name="T9">--category=</text:span><text:span text:style-name="T6">2</text:span></text:p>
      <text:p text:style-name="P11"/>
      <text:p text:style-name="P9"># Generar informe de matrícules</text:p>
      <text:p text:style-name="P7">php artisan campus:report registrations <text:span text:style-name="T9">--format=</text:span>pdf</text:p>
      <text:p text:style-name="P11"/>
      <text:p text:style-name="P9"># Backup de dades</text:p>
      <text:p text:style-name="P7">php artisan campus:backup <text:span text:style-name="T9">--type=</text:span>database</text:p>
      <text:p text:style-name="P11"/>
      <text:p text:style-name="P9"># Netejar registres antics</text:p>
      <text:p text:style-name="P7">php artisan campus:cleanup <text:span text:style-name="T9">--days=</text:span><text:span text:style-name="T6">365</text:span></text:p>
      <text:p text:style-name="P11"/>
      <text:p text:style-name="P9"># Sincronitzar usuaris amb rols</text:p>
      <text:p text:style-name="P12">php artisan campus:sync-users</text:p>
      <text:h text:style-name="P3" text:outline-level="3"><text:span text:style-name="Strong_20_Emphasis"><text:span text:style-name="T3">Monitorització</text:span></text:span></text:h>
      <text:p text:style-name="P6">bash</text:p>
      <text:p text:style-name="P9"># Verificar logs d'errors</text:p>
      <text:p text:style-name="P7"><text:span text:style-name="T9">tail</text:span> <text:span text:style-name="T9">-f</text:span> storage/logs/laravel.log</text:p>
      <text:p text:style-name="P11"/>
      <text:p text:style-name="P9"># Monitoritzar cua de treballs</text:p>
      <text:p text:style-name="P12">php artisan queue:work</text:p>
      <text:p text:style-name="P11"><text:soft-page-break/></text:p>
      <text:p text:style-name="P9"># Verificar estat de la cache</text:p>
      <text:p text:style-name="P12">php artisan cache:status</text:p>
      <text:p text:style-name="P11"/>
      <text:p text:style-name="P9"># Estadístiques d'ús</text:p>
      <text:p text:style-name="P7">php artisan campus:stats <text:span text:style-name="T9">--period=</text:span>monthly</text:p>
      <text:h text:style-name="P2" text:outline-level="2"><text:span text:style-name="T1">🆘 </text:span><text:span text:style-name="Strong_20_Emphasis"><text:span text:style-name="T2">Solució de Problemes Comuns</text:span></text:span></text:h>
      <text:h text:style-name="P3" text:outline-level="3"><text:span text:style-name="Strong_20_Emphasis"><text:span text:style-name="T3">Errors Freqüents i Solucions</text:span></text:span></text:h>
      <text:p text:style-name="P6">markdown</text:p>
      <text:p text:style-name="P7"><text:span text:style-name="T11">1.</text:span> Error "View not found"</text:p>
      <text:p text:style-name="P10"><text:s text:c="3"/><text:span text:style-name="T16">-</text:span><text:span text:style-name="T5"> Verificar que la vista existeix a resources/views/</text:span></text:p>
      <text:p text:style-name="P10"><text:s text:c="3"/><text:span text:style-name="T16">-</text:span><text:span text:style-name="T5"> Comprovar noms de carpetes (case-sensitive)</text:span></text:p>
      <text:p text:style-name="P11"/>
      <text:p text:style-name="P7"><text:span text:style-name="T11">2.</text:span> Error de permís "403 Forbidden"</text:p>
      <text:p text:style-name="P10"><text:s text:c="3"/><text:span text:style-name="T16">-</text:span><text:span text:style-name="T5"> Verificar que l'usuari té el rol correcte</text:span></text:p>
      <text:p text:style-name="P10"><text:s text:c="3"/><text:span text:style-name="T16">-</text:span><text:span text:style-name="T5"> Comprovar middleware a les rutes</text:span></text:p>
      <text:p text:style-name="P10"><text:s text:c="3"/><text:span text:style-name="T16">-</text:span><text:span text:style-name="T5"> Verificar policies d'autorització</text:span></text:p>
      <text:p text:style-name="P11"/>
      <text:p text:style-name="P7"><text:span text:style-name="T11">3.</text:span> Error de base de dades</text:p>
      <text:p text:style-name="P10"><text:s text:c="3"/><text:span text:style-name="T16">-</text:span><text:span text:style-name="T5"> Executar php artisan migrate:refresh --seed</text:span></text:p>
      <text:p text:style-name="P10"><text:s text:c="3"/><text:span text:style-name="T16">-</text:span><text:span text:style-name="T5"> Verificar credencials a .env</text:span></text:p>
      <text:p text:style-name="P10"><text:s text:c="3"/><text:span text:style-name="T16">-</text:span><text:span text:style-name="T5"> Comprovar collation de la base de dades</text:span></text:p>
      <text:p text:style-name="P11"/>
      <text:p text:style-name="P7"><text:span text:style-name="T11">4.</text:span> Error d'internacionalització</text:p>
      <text:p text:style-name="P10"><text:s text:c="3"/><text:span text:style-name="T16">-</text:span><text:span text:style-name="T5"> Verificar que arxius de traducció existeixen</text:span></text:p>
      <text:p text:style-name="P10"><text:s text:c="3"/><text:span text:style-name="T16">-</text:span><text:span text:style-name="T5"> Comprovar locale a config/app.php</text:span></text:p>
      <text:p text:style-name="P10"><text:s text:c="3"/><text:span text:style-name="T16">-</text:span><text:span text:style-name="T5"> Executar php artisan lang:publish</text:span></text:p>
      <text:h text:style-name="P3" text:outline-level="3"><text:span text:style-name="Strong_20_Emphasis"><text:span text:style-name="T3">Debug Mode</text:span></text:span></text:h>
      <text:p text:style-name="P6">php</text:p>
      <text:p text:style-name="P9">// Habilitar debug temporalment</text:p>
      <text:p text:style-name="P7"><text:span text:style-name="T6">APP_DEBUG</text:span><text:span text:style-name="T9">=</text:span><text:span text:style-name="T6">true</text:span></text:p>
      <text:p text:style-name="P11"/>
      <text:p text:style-name="P9">// Logs detallats</text:p>
      <text:p text:style-name="P7"><text:span text:style-name="T11">\</text:span><text:span text:style-name="T6">Log</text:span><text:span text:style-name="T9">::info</text:span><text:span text:style-name="T11">(</text:span><text:span text:style-name="T8">'Teacher dashboard accessed'</text:span><text:span text:style-name="T11">,</text:span> <text:span text:style-name="T11">[</text:span><text:span text:style-name="T8">'user_id'</text:span> <text:span text:style-name="T9">=&gt;</text:span> <text:span text:style-name="T9">auth</text:span><text:span text:style-name="T11">()</text:span><text:span text:style-name="T9">-&gt;id</text:span><text:span text:style-name="T11">()]);</text:span></text:p>
      <text:p text:style-name="P7"><text:span text:style-name="T11">\</text:span><text:span text:style-name="T6">Log</text:span><text:span text:style-name="T9">::error</text:span><text:span text:style-name="T11">(</text:span><text:span text:style-name="T8">'Error loading courses'</text:span><text:span text:style-name="T11">,</text:span> <text:span text:style-name="T11">[</text:span><text:span text:style-name="T8">'error'</text:span> <text:span text:style-name="T9">=&gt;</text:span> <text:span text:style-name="T9">$e-&gt;getMessage</text:span><text:span text:style-name="T11">()]);</text:span></text:p>
      <text:p text:style-name="P11"><text:soft-page-break/></text:p>
      <text:p text:style-name="P9">// Dump and die</text:p>
      <text:p text:style-name="P7"><text:span text:style-name="T9">dd</text:span><text:span text:style-name="T11">(</text:span><text:span text:style-name="T9">$teacherCourses-&gt;toArray</text:span><text:span text:style-name="T11">());</text:span></text:p>
      <text:h text:style-name="P2" text:outline-level="2"><text:span text:style-name="T1">🔮 </text:span><text:span text:style-name="Strong_20_Emphasis"><text:span text:style-name="T2">Roadmap i Millores Futures</text:span></text:span></text:h>
      <text:h text:style-name="P3" text:outline-level="3"><text:span text:style-name="Strong_20_Emphasis"><text:span text:style-name="T3">Fase 1 (Completada)</text:span></text:span></text:h>
      <text:list text:style-name="L2">
        <text:list-item>
          <text:p text:style-name="P15">Sistema bàsic de cursos i professors</text:p>
        </text:list-item>
        <text:list-item>
          <text:p text:style-name="P15">Dashboard multi-rol</text:p>
        </text:list-item>
        <text:list-item>
          <text:p text:style-name="P15">Sistema de matrícules</text:p>
        </text:list-item>
        <text:list-item>
          <text:p text:style-name="P15">Internacionalització català/castellà</text:p>
        </text:list-item>
      </text:list>
      <text:h text:style-name="P3" text:outline-level="3"><text:span text:style-name="Strong_20_Emphasis"><text:span text:style-name="T3">Fase 2 (En Desenvolupament)</text:span></text:span></text:h>
      <text:list text:style-name="L3">
        <text:list-item>
          <text:p text:style-name="P16">Sistema de pagaments integrat</text:p>
        </text:list-item>
        <text:list-item>
          <text:p text:style-name="P16">Aula virtual amb materials</text:p>
        </text:list-item>
        <text:list-item>
          <text:p text:style-name="P16">Fòrums de discussió per curs</text:p>
        </text:list-item>
        <text:list-item>
          <text:p text:style-name="P16">Sistema de qualificacions</text:p>
        </text:list-item>
        <text:list-item>
          <text:p text:style-name="P16">Aplicació mòbil</text:p>
        </text:list-item>
      </text:list>
      <text:h text:style-name="P3" text:outline-level="3"><text:span text:style-name="Strong_20_Emphasis"><text:span text:style-name="T3">Fase 3 (Planificada)</text:span></text:span></text:h>
      <text:list text:style-name="L4">
        <text:list-item>
          <text:p text:style-name="P17">Integració amb Moodle</text:p>
        </text:list-item>
        <text:list-item>
          <text:p text:style-name="P17">API REST per a tercers</text:p>
        </text:list-item>
        <text:list-item>
          <text:p text:style-name="P17">Analytics avançats</text:p>
        </text:list-item>
        <text:list-item>
          <text:p text:style-name="P17">Sistema de certificats digitals</text:p>
        </text:list-item>
        <text:list-item>
          <text:p text:style-name="P17">Notificacions push</text:p>
        </text:list-item>
      </text:list>
      <text:h text:style-name="P2" text:outline-level="2"><text:span text:style-name="T1">👥 </text:span><text:span text:style-name="Strong_20_Emphasis"><text:span text:style-name="T2">Equip i Contacte</text:span></text:span></text:h>
      <text:h text:style-name="P3" text:outline-level="3"><text:span text:style-name="Strong_20_Emphasis"><text:span text:style-name="T3">Rols del Projecte</text:span></text:span></text:h>
      <text:list text:style-name="L5">
        <text:list-item>
          <text:p text:style-name="P18"><text:span text:style-name="Strong_20_Emphasis"><text:span text:style-name="T20">Project Manager</text:span></text:span><text:span text:style-name="T21">: Gestió general del projecte</text:span></text:p>
        </text:list-item>
        <text:list-item>
          <text:p text:style-name="P18"><text:span text:style-name="Strong_20_Emphasis"><text:span text:style-name="T20">Backend Developer</text:span></text:span><text:span text:style-name="T21">: Desenvolupament Laravel</text:span></text:p>
        </text:list-item>
        <text:list-item>
          <text:p text:style-name="P18"><text:span text:style-name="Strong_20_Emphasis"><text:span text:style-name="T20">Frontend Developer</text:span></text:span><text:span text:style-name="T21">: Vistes Blade + Tailwind</text:span></text:p>
        </text:list-item>
        <text:list-item>
          <text:p text:style-name="P18"><text:soft-page-break/><text:span text:style-name="Strong_20_Emphasis"><text:span text:style-name="T20">QA Tester</text:span></text:span><text:span text:style-name="T21">: Proves i control de qualitat</text:span></text:p>
        </text:list-item>
        <text:list-item>
          <text:p text:style-name="P18"><text:span text:style-name="Strong_20_Emphasis"><text:span text:style-name="T20">SysAdmin</text:span></text:span><text:span text:style-name="T21">: Desplegament i manteniment</text:span></text:p>
        </text:list-item>
      </text:list>
      <text:h text:style-name="P3" text:outline-level="3"><text:span text:style-name="Strong_20_Emphasis"><text:span text:style-name="T3">Contacte i Suport</text:span></text:span></text:h>
      <text:p text:style-name="P6">markdown</text:p>
      <text:p text:style-name="P7"><text:span text:style-name="T11">-</text:span> Repositori: https://github.com/tuorg/campus-educatiu</text:p>
      <text:p text:style-name="P7"><text:span text:style-name="T11">-</text:span> Documentació: https://campus.edu/docs</text:p>
      <text:p text:style-name="P7"><text:span text:style-name="T11">-</text:span> Issue Tracker: https://github.com/tuorg/campus-educatiu/issues</text:p>
      <text:p text:style-name="P7"><text:span text:style-name="T11">-</text:span> Email de suport: soport@campus.ed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6:35:42.590091600</meta:creation-date>
    <dc:date>2026-01-27T16:15:48.413970600</dc:date>
    <meta:editing-duration>PT9H23M38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6" meta:paragraph-count="497" meta:word-count="1625" meta:character-count="15443" meta:non-whitespace-character-count="12660"/>
  </office:meta>
</office:document-meta>
</file>